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3.179cm" fo:min-width="9.279cm"/>
    </style:style>
    <style:style style:name="gr2" style:family="graphic" style:parent-style-name="standard">
      <style:graphic-properties svg:stroke-color="#000000" draw:fill-color="#b4c7dc" draw:textarea-horizontal-align="justify" draw:textarea-vertical-align="middle" draw:auto-grow-height="false" fo:min-height="1.147cm" fo:min-width="9.279cm"/>
    </style:style>
    <style:style style:name="gr3" style:family="graphic" style:parent-style-name="standard">
      <style:graphic-properties svg:stroke-color="#000000" draw:fill-color="#b4c7dc" draw:textarea-horizontal-align="justify" draw:textarea-vertical-align="middle" draw:auto-grow-height="false" fo:min-height="1.147cm" fo:min-width="4.453cm"/>
    </style:style>
    <style:style style:name="gr4" style:family="graphic" style:parent-style-name="standard">
      <style:graphic-properties svg:stroke-color="#000000" draw:fill-color="#d4ea6b" draw:textarea-horizontal-align="justify" draw:textarea-vertical-align="middle" draw:auto-grow-height="false" fo:min-height="1.147cm" fo:min-width="1.342cm"/>
    </style:style>
    <style:style style:name="gr5" style:family="graphic" style:parent-style-name="standard">
      <style:graphic-properties svg:stroke-color="#000000" draw:fill-color="#b4c7dc" draw:textarea-horizontal-align="justify" draw:textarea-vertical-align="middle" draw:auto-grow-height="false" fo:min-height="1.147cm" fo:min-width="1.342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stroke="dash" draw:stroke-dash="Fine_20_Dashed" svg:stroke-color="#000000" draw:fill-color="#b4c7dc" draw:textarea-horizontal-align="justify" draw:textarea-vertical-align="middle" draw:auto-grow-height="false" fo:min-height="0.258cm" fo:min-width="2.548cm"/>
    </style:style>
    <style:style style:name="gr8" style:family="graphic" style:parent-style-name="standard">
      <style:graphic-properties draw:stroke="dash" draw:stroke-dash="Fine_20_Dashed" svg:stroke-color="#000000" draw:fill-color="#e8f2a1" draw:textarea-horizontal-align="justify" draw:textarea-vertical-align="middle" draw:auto-grow-height="false" fo:min-height="0.258cm" fo:min-width="2.548cm"/>
    </style:style>
    <style:style style:name="gr9" style:family="graphic" style:parent-style-name="standard">
      <style:graphic-properties svg:stroke-color="#000000" draw:fill-color="#d4ea6b" draw:textarea-horizontal-align="justify" draw:textarea-vertical-align="middle" draw:auto-grow-height="false" fo:min-height="1.147cm" fo:min-width="0.707cm"/>
    </style:style>
    <style:style style:name="gr10" style:family="graphic" style:parent-style-name="standard">
      <style:graphic-properties svg:stroke-color="#000000" draw:fill-color="#b4c7dc" draw:textarea-horizontal-align="justify" draw:textarea-vertical-align="middle" draw:auto-grow-height="false" fo:min-height="1.147cm" fo:min-width="0.77cm"/>
    </style:style>
    <style:style style:name="gr11" style:family="graphic" style:parent-style-name="standard">
      <style:graphic-properties draw:fill-color="#dee6ef" draw:textarea-horizontal-align="justify" draw:textarea-vertical-align="middle" draw:auto-grow-height="false" fo:min-height="0.512cm" fo:min-width="3.056cm"/>
    </style:style>
    <style:style style:name="gr12" style:family="graphic" style:parent-style-name="standard">
      <style:graphic-properties draw:textarea-horizontal-align="justify" draw:textarea-vertical-align="middle" draw:auto-grow-height="false" fo:min-height="0.751cm" fo:min-width="0cm"/>
    </style:style>
    <style:style style:name="gr13" style:family="graphic" style:parent-style-name="standard">
      <style:graphic-properties draw:fill-color="#e8f2a1" draw:textarea-horizontal-align="justify" draw:textarea-vertical-align="middle" draw:auto-grow-height="false" fo:min-height="0.512cm" fo:min-width="3.056cm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385cm"/>
    </style:style>
    <style:style style:name="gr16" style:family="graphic" style:parent-style-name="standard">
      <style:graphic-properties draw:stroke="none" svg:stroke-color="#000000" draw:fill="none" draw:fill-color="#ffffff" fo:min-height="0.603cm"/>
    </style:style>
    <style:style style:name="gr17" style:family="graphic" style:parent-style-name="standard">
      <style:graphic-properties draw:fill-color="#dee6ef" draw:textarea-horizontal-align="justify" draw:textarea-vertical-align="middle" draw:auto-grow-height="false" fo:min-height="0.766cm" fo:min-width="3.945cm"/>
    </style:style>
    <style:style style:name="gr18" style:family="graphic" style:parent-style-name="standard">
      <style:graphic-properties draw:fill-color="#dee6ef" draw:textarea-horizontal-align="justify" draw:textarea-vertical-align="middle" draw:auto-grow-height="false" fo:min-height="0.512cm" fo:min-width="3.945cm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0.766cm" fo:min-width="3.437cm"/>
    </style:style>
    <style:style style:name="gr20" style:family="graphic" style:parent-style-name="standard">
      <style:graphic-properties draw:fill-color="#dee6ef" draw:textarea-horizontal-align="justify" draw:textarea-vertical-align="middle" draw:auto-grow-height="false" fo:min-height="0.766cm" fo:min-width="2.929cm"/>
    </style:style>
    <style:style style:name="gr21" style:family="graphic" style:parent-style-name="standard">
      <style:graphic-properties draw:fill-color="#e8f2a1" draw:textarea-horizontal-align="justify" draw:textarea-vertical-align="middle" draw:auto-grow-height="false" fo:min-height="0.766cm" fo:min-width="3.437cm"/>
    </style:style>
    <style:style style:name="gr22" style:family="graphic" style:parent-style-name="standard">
      <style:graphic-properties draw:textarea-horizontal-align="justify" draw:textarea-vertical-align="middle" draw:auto-grow-height="false" fo:min-height="2.417cm" fo:min-width="0.389cm"/>
    </style:style>
    <style:style style:name="gr23" style:family="graphic" style:parent-style-name="standard">
      <style:graphic-properties draw:stroke="none" svg:stroke-color="#000000" draw:fill="none" draw:fill-color="#ffffff" fo:min-height="0.639cm"/>
    </style:style>
    <style:style style:name="gr24" style:family="graphic" style:parent-style-name="standard">
      <style:graphic-properties draw:textarea-horizontal-align="justify" draw:textarea-vertical-align="middle" draw:auto-grow-height="false" fo:min-height="4.391cm" fo:min-width="0.389cm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b4c7dc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d4ea6b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b4c7dc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e8f2a1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dee6ef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e8f2a1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-color="#dee6e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style:paragraph-properties fo:text-align="center"/>
      <style:text-properties fo:font-weight="normal" style:font-weight-asian="normal" style:font-weight-complex="normal"/>
    </style:style>
    <style:style style:name="P17" style:family="paragraph">
      <loext:graphic-properties draw:fill-color="#dee6e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>
      <loext:graphic-properties draw:fill-color="#e8f2a1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style:text-properties fo:color="#c9211e" style:font-name="Bitstream Vera Sans"/>
    </style:style>
    <style:style style:name="P20" style:family="paragraph">
      <loext:graphic-properties draw:fill="none" draw:fill-color="#ffffff"/>
      <style:text-properties fo:color="#c9211e" style:font-name="Bitstream Vera Sans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c9211e" style:font-name="Bitstream Vera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779cm" svg:height="3.429cm" svg:x="4.81cm" svg:y="5.572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779cm" svg:height="1.397cm" svg:x="4.81cm" svg:y="10.398cm">
          <text:p text:style-name="P2"><text:span text:style-name="T1">Go </text:span><text:span text:style-name="T1">runtim</text:span><text:span text:style-name="T1">e </text:span><text:span text:style-name="T1">(sched</text:span><text:span text:style-name="T1">, GC, </text:span><text:span text:style-name="T1">chan, .</text:span><text:span text:style-name="T1">..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779cm" svg:height="1.397cm" svg:x="4.81cm" svg:y="9.001cm">
          <text:p text:style-name="P2"><text:span text:style-name="T1">std</text:span><text:span text:style-name="T1">lib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953cm" svg:height="1.397cm" svg:x="9.636cm" svg:y="7.604cm">
          <text:p text:style-name="P2"><text:span text:style-name="T1">yaegi/</text:span><text:span text:style-name="T1">interp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842cm" svg:height="1.397cm" draw:transform="rotate (0.00017453292519853) translate (9.636cm 6.207cm)">
          <text:p text:style-name="P2"><text:span text:style-name="T1">Ipkg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842cm" svg:height="1.397cm" draw:transform="rotate (0.00017453292519853) translate (12.684cm 6.207cm)">
          <text:p text:style-name="P2"><text:span text:style-name="T1">Ipk</text:span><text:span text:style-name="T1">g 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42cm" svg:height="1.397cm" draw:transform="rotate (0.00017453292519853) translate (4.81cm 7.604cm)">
          <text:p text:style-name="P2"><text:span text:style-name="T1">Cpkg 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905cm" svg:height="1.27cm" svg:x="6.461cm" svg:y="6.08cm">
          <draw:text-box>
            <text:p>app</text:p>
          </draw:text-box>
        </draw:frame>
        <draw:custom-shape draw:style-name="gr7" draw:text-style-name="P7" draw:layer="layout" svg:width="3.048cm" svg:height="0.508cm" svg:x="4.81cm" svg:y="4.048cm">
          <text:p text:style-name="P6"><text:span text:style-name="T2">compile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779cm" svg:height="1.397cm" svg:x="4.81cm" svg:y="9.001cm">
          <text:p text:style-name="P2"><text:span text:style-name="T1">Standard </text:span><text:span text:style-name="T1">library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048cm" svg:height="0.508cm" svg:x="4.81cm" svg:y="4.683cm">
          <text:p text:style-name="P6"><text:span text:style-name="T2">interpreted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207cm" svg:height="1.397cm" draw:transform="rotate (0.00017453292519853) translate (11.477cm 6.207cm)">
          <text:p text:style-name="P2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842cm" svg:height="1.397cm" draw:transform="rotate (0.00017453292519853) translate (7.794cm 7.604cm)">
          <text:p text:style-name="P2"><text:span text:style-name="T1">Cpkg n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27cm" svg:height="1.397cm" draw:transform="rotate (0.00017453292519853) translate (6.588cm 7.604cm)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1" draw:id="id1" draw:layer="layout" svg:width="3.556cm" svg:height="0.762cm" svg:x="5.572cm" svg:y="15.605cm">
          <text:p text:style-name="P6"><text:span text:style-name="T1">HTTPServer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381cm" svg:height="1.143cm" svg:x="6.461cm" svg:y="14.4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6" draw:layer="layout" svg:width="0.381cm" svg:height="1.143cm" svg:x="7.604cm" svg:y="14.461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0" xml:id="id2" draw:id="id2" draw:layer="layout" svg:width="3.556cm" svg:height="0.762cm" svg:x="3.159cm" svg:y="17.256cm">
          <text:p text:style-name="P6"><text:span text:style-name="T1">Middleware1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3" draw:id="id3" draw:layer="layout" svg:width="3.556cm" svg:height="0.762cm" svg:x="8.366cm" svg:y="17.256cm">
          <text:p text:style-name="P6"><text:span text:style-name="T1">Mi</text:span><text:span text:style-name="T1">ddl</text:span><text:span text:style-name="T1">ew</text:span><text:span text:style-name="T1">ar</text:span><text:span text:style-name="T1">e </text:span><text:span text:style-name="T1">n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svg:x1="5.572cm" svg:y1="15.986cm" svg:x2="3.159cm" svg:y2="17.637cm" draw:start-shape="id1" draw:end-shape="id2" draw:end-glue-point="3" svg:d="M5572 15986h-2914v1651h501" svg:viewBox="0 0 2915 1652">
          <text:p/>
        </draw:connector>
        <draw:connector draw:style-name="gr14" draw:text-style-name="P11" draw:layer="layout" svg:x1="6.715cm" svg:y1="17.637cm" svg:x2="8.366cm" svg:y2="17.637cm" draw:start-shape="id2" draw:start-glue-point="1" draw:end-shape="id3" draw:end-glue-point="3" svg:d="M6715 17637h1651" svg:viewBox="0 0 1652 1">
          <text:p/>
        </draw:connector>
        <draw:connector draw:style-name="gr14" draw:text-style-name="P11" draw:layer="layout" svg:x1="11.922cm" svg:y1="17.637cm" svg:x2="9.128cm" svg:y2="15.986cm" draw:start-shape="id3" draw:start-glue-point="1" draw:end-shape="id1" draw:end-glue-point="1" svg:d="M11922 17637h501v-1651h-3295" svg:viewBox="0 0 3296 1652">
          <text:p/>
        </draw:connector>
        <draw:frame draw:style-name="gr15" draw:text-style-name="P13" draw:layer="layout" svg:width="2.286cm" svg:height="0.806cm" svg:x="3.667cm" svg:y="14.081cm">
          <draw:text-box>
            <text:p text:style-name="P12"><text:span text:style-name="T1">request</text:span></text:p>
          </draw:text-box>
        </draw:frame>
        <draw:frame draw:style-name="gr16" draw:text-style-name="P13" draw:layer="layout" svg:width="2.921cm" svg:height="0.853cm" svg:x="8.366cm" svg:y="14.081cm">
          <draw:text-box>
            <text:p text:style-name="P12"><text:span text:style-name="T1">response</text:span></text:p>
          </draw:text-box>
        </draw:frame>
      </draw:page>
      <draw:page draw:name="page2" draw:style-name="dp1" draw:master-page-name="Default">
        <draw:custom-shape draw:style-name="gr17" draw:text-style-name="P15" draw:layer="layout" svg:width="4.445cm" svg:height="1.016cm" svg:x="1.508cm" svg:y="1.508cm">
          <text:p text:style-name="P14"><text:span text:style-name="T3">Interpreter context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xml:id="id4" draw:id="id4" draw:layer="layout" svg:width="4.445cm" svg:height="0.762cm" svg:x="1.508cm" svg:y="2.524cm">
          <text:p text:style-name="P16"><text:span text:style-name="T4">Packag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xml:id="id6" draw:id="id6" draw:layer="layout" svg:width="4.445cm" svg:height="0.762cm" svg:x="1.508cm" svg:y="3.286cm">
          <text:p text:style-name="P16"><text:span text:style-name="T4">Frame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xml:id="id5" draw:id="id5" draw:layer="layout" svg:width="3.937cm" svg:height="1.016cm" svg:x="9.255cm" svg:y="1.508cm">
          <text:p text:style-name="P14"><text:span text:style-name="T3">Cpkg1 Symbols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svg:x1="5.953cm" svg:y1="2.905cm" svg:x2="9.255cm" svg:y2="2.016cm" draw:start-shape="id4" draw:start-glue-point="1" draw:end-shape="id5" draw:end-glue-point="3" svg:d="M5953 2905h1650v-889h1652" svg:viewBox="0 0 3303 890">
          <text:p/>
        </draw:connector>
        <draw:custom-shape draw:style-name="gr20" draw:text-style-name="P15" xml:id="id7" draw:id="id7" draw:layer="layout" svg:width="3.429cm" svg:height="1.016cm" svg:x="5.572cm" svg:y="5.064cm">
          <text:p text:style-name="P14"><text:span text:style-name="T3">Global frame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xml:id="id8" draw:id="id8" draw:layer="layout" svg:width="3.429cm" svg:height="1.016cm" svg:x="5.572cm" svg:y="6.969cm">
          <text:p text:style-name="P14"><text:span text:style-name="T3">local frame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svg:x1="5.953cm" svg:y1="3.667cm" svg:x2="7.286cm" svg:y2="5.064cm" draw:start-shape="id6" draw:start-glue-point="1" draw:end-shape="id7" draw:end-glue-point="0" svg:d="M5953 3667h1333v1397" svg:viewBox="0 0 1334 1398">
          <text:p/>
        </draw:connector>
        <draw:connector draw:style-name="gr14" draw:text-style-name="P11" draw:layer="layout" svg:x1="7.286cm" svg:y1="6.969cm" svg:x2="7.286cm" svg:y2="6.08cm" draw:start-shape="id8" draw:start-glue-point="0" draw:end-shape="id7" draw:end-glue-point="2" svg:d="M7286 6969v-889" svg:viewBox="0 0 1 890">
          <text:p/>
        </draw:connector>
        <draw:custom-shape draw:style-name="gr20" draw:text-style-name="P15" xml:id="id9" draw:id="id9" draw:layer="layout" svg:width="3.429cm" svg:height="1.016cm" svg:x="2.778cm" svg:y="10.017cm">
          <text:p text:style-name="P14"><text:span text:style-name="T3">local frame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xml:id="id10" draw:id="id10" draw:layer="layout" svg:width="3.429cm" svg:height="1.016cm" svg:x="8.112cm" svg:y="10.017cm">
          <text:p text:style-name="P14"><text:span text:style-name="T3">local fr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1" draw:layer="layout" svg:x1="4.492cm" svg:y1="10.017cm" svg:x2="7.286cm" svg:y2="7.985cm" draw:start-shape="id9" draw:start-glue-point="0" draw:end-shape="id8" draw:end-glue-point="2" svg:d="M4492 10017v-1016h2794v-1016" svg:viewBox="0 0 2795 2033">
          <text:p/>
        </draw:connector>
        <draw:connector draw:style-name="gr14" draw:text-style-name="P11" draw:layer="layout" svg:x1="9.826cm" svg:y1="10.017cm" svg:x2="7.286cm" svg:y2="7.985cm" draw:start-shape="id10" draw:start-glue-point="0" draw:end-shape="id8" svg:d="M9826 10017v-1016h-2540v-1016" svg:viewBox="0 0 2541 2033">
          <text:p/>
        </draw:connector>
        <draw:custom-shape draw:style-name="gr21" draw:text-style-name="P18" xml:id="id11" draw:id="id11" draw:layer="layout" svg:width="3.937cm" svg:height="1.016cm" svg:x="9.255cm" svg:y="3.032cm">
          <text:p text:style-name="P14"><text:span text:style-name="T3">Ipkg1 Symbols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svg:x1="5.953cm" svg:y1="2.905cm" svg:x2="9.255cm" svg:y2="3.54cm" draw:start-shape="id4" draw:start-glue-point="1" draw:end-shape="id11" draw:end-glue-point="3" svg:d="M5953 2905h1650v635h1652" svg:viewBox="0 0 3303 636">
          <text:p/>
        </draw:connector>
        <draw:custom-shape draw:style-name="gr17" draw:text-style-name="P15" draw:layer="layout" svg:width="4.445cm" svg:height="1.016cm" svg:x="1.635cm" svg:y="12.811cm">
          <text:p text:style-name="P14"><text:span text:style-name="T3">Interpreter </text:span><text:span text:style-name="T3">context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xml:id="id12" draw:id="id12" draw:layer="layout" svg:width="4.445cm" svg:height="0.762cm" svg:x="1.635cm" svg:y="13.827cm">
          <text:p text:style-name="P16"><text:span text:style-name="T4">Packag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xml:id="id14" draw:id="id14" draw:layer="layout" svg:width="4.445cm" svg:height="0.762cm" svg:x="1.635cm" svg:y="14.589cm">
          <text:p text:style-name="P16"><text:span text:style-name="T4">Frame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xml:id="id13" draw:id="id13" draw:layer="layout" svg:width="3.937cm" svg:height="1.016cm" svg:x="9.382cm" svg:y="12.811cm">
          <text:p text:style-name="P14"><text:span text:style-name="T3">Cpkg1 Symbols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svg:x1="6.08cm" svg:y1="14.208cm" svg:x2="9.382cm" svg:y2="13.319cm" draw:start-shape="id12" draw:start-glue-point="1" draw:end-shape="id13" draw:end-glue-point="3" svg:d="M6080 14208h1650v-889h1652" svg:viewBox="0 0 3303 890">
          <text:p/>
        </draw:connector>
        <draw:custom-shape draw:style-name="gr20" draw:text-style-name="P15" xml:id="id15" draw:id="id15" draw:layer="layout" svg:width="3.429cm" svg:height="1.016cm" svg:x="5.699cm" svg:y="16.367cm">
          <text:p text:style-name="P14"><text:span text:style-name="T3">Glo</text:span><text:span text:style-name="T3">bal </text:span><text:span text:style-name="T3">fra</text:span><text:span text:style-name="T3">me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xml:id="id16" draw:id="id16" draw:layer="layout" svg:width="3.429cm" svg:height="1.016cm" svg:x="5.699cm" svg:y="18.272cm">
          <text:p text:style-name="P14"><text:span text:style-name="T3">local frame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svg:x1="6.08cm" svg:y1="14.97cm" svg:x2="7.413cm" svg:y2="16.367cm" draw:start-shape="id14" draw:start-glue-point="1" draw:end-shape="id15" draw:end-glue-point="0" svg:d="M6080 14970h1333v1397" svg:viewBox="0 0 1334 1398">
          <text:p/>
        </draw:connector>
        <draw:connector draw:style-name="gr14" draw:text-style-name="P11" draw:layer="layout" svg:x1="7.413cm" svg:y1="18.272cm" svg:x2="7.413cm" svg:y2="17.383cm" draw:start-shape="id16" draw:start-glue-point="0" draw:end-shape="id15" draw:end-glue-point="2" svg:d="M7413 18272v-889" svg:viewBox="0 0 1 890">
          <text:p/>
        </draw:connector>
        <draw:custom-shape draw:style-name="gr20" draw:text-style-name="P15" xml:id="id17" draw:id="id17" draw:layer="layout" svg:width="3.429cm" svg:height="1.016cm" svg:x="2.905cm" svg:y="21.32cm">
          <text:p text:style-name="P14"><text:span text:style-name="T3">local frame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xml:id="id18" draw:id="id18" draw:layer="layout" svg:width="3.429cm" svg:height="1.016cm" svg:x="8.239cm" svg:y="21.32cm">
          <text:p text:style-name="P14"><text:span text:style-name="T3">local fr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1" draw:layer="layout" svg:x1="4.619cm" svg:y1="21.32cm" svg:x2="7.413cm" svg:y2="19.288cm" draw:start-shape="id17" draw:start-glue-point="0" draw:end-shape="id16" draw:end-glue-point="2" svg:d="M4619 21320v-1016h2794v-1016" svg:viewBox="0 0 2795 2033">
          <text:p/>
        </draw:connector>
        <draw:connector draw:style-name="gr14" draw:text-style-name="P11" draw:layer="layout" svg:x1="9.953cm" svg:y1="21.32cm" svg:x2="7.413cm" svg:y2="19.288cm" draw:start-shape="id18" draw:start-glue-point="0" draw:end-shape="id16" svg:d="M9953 21320v-1016h-2540v-1016" svg:viewBox="0 0 2541 2033">
          <text:p/>
        </draw:connector>
        <draw:custom-shape draw:style-name="gr21" draw:text-style-name="P18" xml:id="id19" draw:id="id19" draw:layer="layout" svg:width="3.937cm" svg:height="1.016cm" svg:x="9.382cm" svg:y="14.335cm">
          <text:p text:style-name="P14"><text:span text:style-name="T3">Ipkg1 </text:span><text:span text:style-name="T3">Symbols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svg:x1="6.08cm" svg:y1="14.208cm" svg:x2="9.382cm" svg:y2="14.843cm" draw:start-shape="id12" draw:start-glue-point="1" draw:end-shape="id19" draw:end-glue-point="3" svg:d="M6080 14208h1650v635h1652" svg:viewBox="0 0 3303 636">
          <text:p/>
        </draw:connector>
        <draw:custom-shape draw:style-name="gr22" draw:text-style-name="P6" draw:layer="layout" svg:width="0.889cm" svg:height="2.668cm" draw:transform="rotate (-0.807738377822976) translate (15.753cm 14.135cm)">
          <text:p/>
          <draw:enhanced-geometry svg:viewBox="0 0 21600 21600" draw:text-areas="?f0 0 ?f2 ?f5" draw:mirror-horizontal="false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20" draw:layer="layout" svg:width="5.207cm" svg:height="0.988cm" svg:x="14.081cm" svg:y="16.494cm">
          <draw:text-box>
            <text:p text:style-name="P19"><text:span text:style-name="T5">reflect.Valu</text:span><text:span text:style-name="T5">e</text:span></text:p>
          </draw:text-box>
        </draw:frame>
        <draw:custom-shape draw:style-name="gr24" draw:text-style-name="P6" draw:layer="layout" svg:width="0.889cm" svg:height="4.64cm" draw:transform="rotate (-1.73590447403356) translate (13.937cm 17.384cm)">
          <text:p/>
          <draw:enhanced-geometry svg:viewBox="0 0 21600 21600" draw:text-areas="?f0 0 ?f2 ?f5" draw:mirror-horizontal="false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15T12:06:41.151728612</meta:creation-date>
    <dc:date>2019-10-17T17:01:19.948786394</dc:date>
    <meta:editing-duration>PT7H56M26S</meta:editing-duration>
    <meta:editing-cycles>7</meta:editing-cycles>
    <meta:generator>LibreOffice/6.3.2.2$Linux_X86_64 LibreOffice_project/30$Build-2</meta:generator>
    <meta:document-statistic meta:object-count="57"/>
  </office:meta>
</office:document-meta>
</file>